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Realiza un script que le pregunte al usuario la nota obtenida en un examen, y en función del resultado devuelva “Suspenso”, “Aprobado”, “Notable” o “Sobresaliente”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20:40:45.116483269</meta:creation-date>
    <dc:date>2023-09-26T20:41:42.069911047</dc:date>
    <meta:editing-duration>PT57S</meta:editing-duration>
    <meta:editing-cycles>1</meta:editing-cycles>
    <meta:document-statistic meta:table-count="0" meta:image-count="0" meta:object-count="0" meta:page-count="1" meta:paragraph-count="1" meta:word-count="26" meta:character-count="168" meta:non-whitespace-character-count="142"/>
    <meta:generator>LibreOffice/7.4.7.2$Linux_X86_64 LibreOffice_project/40$Build-2</meta:generator>
  </office:meta>
</office:document-meta>
</file>